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77cm" svg:height="8.999cm" svg:x="2.636cm" svg:y="3.877cm">
            <draw:object draw:notify-on-update-of-ranges="Sheet1.D1:Sheet1.D1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ody</text:p>
          </table:table-cell>
          <table:table-cell/>
          <table:table-cell office:value-type="string" calcext:value-type="string">
            <text:p>hodnoty</text:p>
          </table:table-cell>
          <table:table-cell office:value-type="string" calcext:value-type="string">
            <text:p>množství</text:p>
          </table:table-cell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7" table:formula="of:=FREQUENCY([.A$1:.A$1048576];[.C2:.C7])" office:value-type="float" office:value="17" calcext:value-type="float">
            <text:p>17</text:p>
          </table:table-cell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3-02-16T09:58:09.770727992</meta:creation-date>
    <dc:date>2023-02-16T16:55:43.419936750</dc:date>
    <dc:creator>Lukáš Doktor</dc:creator>
    <meta:editing-duration>PT5M3S</meta:editing-duration>
    <meta:editing-cycles>3</meta:editing-cycles>
    <meta:generator>LibreOffice/7.3.7.2$Linux_X86_64 LibreOffice_project/30$Build-2</meta:generator>
    <meta:document-statistic meta:table-count="1" meta:cell-count="1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78cm" svg:height="9cm" xlink:href=".." xlink:type="simple" chart:class="chart:bar" chart:style-name="ch1">
        <chart:plot-area chart:style-name="ch2" table:cell-range-address="Sheet1.D1:Sheet1.D7" chart:data-source-has-labels="row" svg:x="0.253cm" svg:y="0.18cm" svg:width="12.172cm" svg:height="8.64cm">
          <chart:coordinate-region svg:x="0.874cm" svg:y="0.379cm" svg:width="11.551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" chart:label-cell-address="Sheet1.D1:Sheet1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ožství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